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17.595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17.59cm" style:rel-column-width="65530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4dd32"/>
    </style:style>
    <style:style style:name="P2" style:family="paragraph" style:parent-style-name="Table_20_Contents">
      <style:text-properties officeooo:rsid="0014dd32" officeooo:paragraph-rsid="0014dd32"/>
    </style:style>
    <style:style style:name="P3" style:family="paragraph">
      <style:paragraph-properties fo:text-align="center"/>
    </style:style>
    <style:style style:name="P4" style:family="paragraph">
      <loext:graphic-properties draw:fill-color="#aea79f"/>
    </style:style>
    <style:style style:name="P5" style:family="paragraph">
      <loext:graphic-properties draw:fill="none" draw:fill-color="#ffffff"/>
    </style:style>
    <style:style style:name="T1" style:family="text">
      <style:text-properties officeooo:rsid="0015a9ba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aea79f" draw:textarea-horizontal-align="justify" draw:textarea-vertical-align="middle" draw:auto-grow-height="false" fo:min-height="9.208cm" fo:min-width="15.08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9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9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1.2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1.03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line text:anchor-type="paragraph" draw:z-index="0" draw:name="Forma3" draw:style-name="gr1" draw:text-style-name="P3" svg:x1="3.291cm" svg:y1="6.494cm" svg:x2="3.767cm" svg:y2="6.362cm"><text:p/></draw:line><draw:custom-shape text:anchor-type="paragraph" draw:z-index="1" draw:name="Forma4" draw:style-name="gr2" draw:text-style-name="P4" svg:width="15.082cm" svg:height="9.208cm" svg:x="1.598cm" svg:y="1.838cm"><text:p/><draw:enhanced-geometry svg:viewBox="0 0 21600 21600" draw:type="rectangle" draw:enhanced-path="M 0 0 L 21600 0 21600 21600 0 21600 0 0 Z N"/></draw:custom-shape><draw:frame text:anchor-type="paragraph" draw:z-index="2" draw:name="Forma1" draw:style-name="gr3" draw:text-style-name="P5" svg:width="12.886cm" svg:height="0.927cm" svg:x="2.736cm" svg:y="2.473cm"><draw:text-box><text:p text:style-name="P3">Reporte de estructura consejo comunal </text:p></draw:text-box></draw:frame><draw:frame text:anchor-type="paragraph" draw:z-index="3" draw:name="Forma2" draw:style-name="gr4" draw:text-style-name="P5" svg:width="7.938cm" svg:height="0.953cm" svg:x="3.265cm" svg:y="4.775cm"><draw:text-box><text:p>Casa </text:p></draw:text-box></draw:frame><draw:frame text:anchor-type="paragraph" draw:z-index="4" draw:name="Forma5" draw:style-name="gr5" draw:text-style-name="P5" svg:width="7.806cm" svg:height="1.006cm" svg:x="3.186cm" svg:y="7.024cm"><draw:text-box><text:p>Edificio</text:p></draw:text-box></draw:frame><draw:frame text:anchor-type="paragraph" draw:z-index="5" draw:name="Forma6" draw:style-name="gr6" draw:text-style-name="P5" svg:width="6.007cm" svg:height="0.9cm" svg:x="3.688cm" svg:y="9.59cm"><draw:text-box><text:p text:style-name="P3">Generar</text:p></draw:text-box></draw:frame><draw:frame text:anchor-type="paragraph" draw:z-index="6" draw:name="Forma7" draw:style-name="gr7" draw:text-style-name="P5" svg:width="6.853cm" svg:height="0.689cm" svg:x="10.197cm" svg:y="9.537cm"><draw:text-box><text:p>Cancelar</text:p></draw:text-box></draw:frame><draw:frame text:anchor-type="paragraph" draw:z-index="7" draw:name="Forma8" draw:style-name="gr8" draw:text-style-name="P5" svg:width="9.446cm" svg:height="1.271cm" svg:x="5.752cm" svg:y="4.14cm"><draw:text-box><text:p>Elija el tipo de reporte que quiere generar 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ext:soft-page-break/>
        <table:table-row>
          <table:table-cell table:style-name="Tabla1.A1" office:value-type="string">
            <text:p text:style-name="P2">Nombre del consejo comunal : <text:s text:c="3"/></text:p>
          </table:table-cell>
        </table:table-row>
        <table:table-row>
          <table:table-cell table:style-name="Tabla1.A2" office:value-type="string">
            <text:p text:style-name="P2">Nombre de casa o numero <text:s text:c="20"/>lista de las casa <text:s/>desplegable </text:p>
          </table:table-cell>
        </table:table-row>
        <table:table-row>
          <table:table-cell table:style-name="Tabla1.A2" office:value-type="string">
            <text:p text:style-name="P2">Nombre de Calle </text:p>
          </table:table-cell>
        </table:table-row>
        <table:table-row>
          <table:table-cell table:style-name="Tabla1.A2" office:value-type="string">
            <text:p text:style-name="P2">Cantidad de familia </text:p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<draw:frame text:anchor-type="paragraph" draw:z-index="9" draw:name="Forma9" draw:style-name="gr9" draw:text-style-name="P5" svg:width="7.092cm" svg:height="1.033cm" svg:x="4.323cm" svg:y="0.122cm"><draw:text-box><text:p text:style-name="P3">Imprimir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able:table table:name="Tabla2" table:style-name="Tabla2">
        <table:table-column table:style-name="Tabla2.A"/>
        <table:table-row>
          <table:table-cell table:style-name="Tabla2.A1" office:value-type="string">
            <text:p text:style-name="P2">Nombre del consejo comunal : <text:s text:c="3"/></text:p>
          </table:table-cell>
        </table:table-row>
        <table:table-row>
          <table:table-cell table:style-name="Tabla2.A2" office:value-type="string">
            <text:p text:style-name="P2">Nombre de edificio <text:s text:c="27"/>lista de las <text:span text:style-name="T1">edificios </text:span><text:s/>desplegable </text:p>
          </table:table-cell>
        </table:table-row>
        <table:table-row>
          <table:table-cell table:style-name="Tabla2.A2" office:value-type="string">
            <text:p text:style-name="P2">Nombre de Calle </text:p>
          </table:table-cell>
        </table:table-row>
        <table:table-row>
          <table:table-cell table:style-name="Tabla2.A2" office:value-type="string">
            <text:p text:style-name="P2">Cantidad de apartamento</text:p>
          </table:table-cell>
        </table:table-row>
        <table:table-row>
          <table:table-cell table:style-name="Tabla2.A2" office:value-type="string">
            <text:p text:style-name="P2">Cantidad de familia</text:p>
          </table:table-cell>
        </table:table-row>
      </table:table>
      <text:p text:style-name="P1"/>
      <text:p text:style-name="P1"/>
      <text:p text:style-name="P1"/>
      <text:p text:style-name="P1"/>
      <text:p text:style-name="P1"><draw:frame text:anchor-type="paragraph" draw:z-index="8" draw:name="Forma9" draw:style-name="gr9" draw:text-style-name="P5" svg:width="7.092cm" svg:height="1.033cm" svg:x="4.323cm" svg:y="0.122cm"><draw:text-box><text:p text:style-name="P3">Imprimir</text:p></draw:text-box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5:32:08.634043518</meta:creation-date>
    <dc:date>2017-10-24T15:57:56.161714649</dc:date>
    <meta:editing-duration>PT4M39S</meta:editing-duration>
    <meta:editing-cycles>2</meta:editing-cycles>
    <meta:generator>LibreOffice/5.1.6.2$Linux_X86_64 LibreOffice_project/10m0$Build-2</meta:generator>
    <meta:document-statistic meta:table-count="2" meta:image-count="0" meta:object-count="0" meta:page-count="2" meta:paragraph-count="9" meta:word-count="43" meta:character-count="315" meta:non-whitespace-character-count="219"/>
  </office:meta>
</office:document-meta>
</file>